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ok"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c28e2" officeooo:paragraph-rsid="001c28e2"/>
    </style:style>
    <style:style style:name="P2" style:family="paragraph" style:parent-style-name="Text_20_body">
      <style:text-properties officeooo:rsid="001c28e2" officeooo:paragraph-rsid="001c28e2"/>
    </style:style>
    <style:style style:name="P3" style:family="paragraph" style:parent-style-name="Text_20_body">
      <style:text-properties officeooo:paragraph-rsid="001c28e2"/>
    </style:style>
    <style:style style:name="P4" style:family="paragraph" style:parent-style-name="Text_20_body">
      <style:text-properties fo:language="en" fo:country="US" officeooo:rsid="001c28e2" officeooo:paragraph-rsid="001c28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 first….</text:h>
      <text:p text:style-name="P3"/>
      <text:p text:style-name="P2">We’re not going to do this stupid mistake again. We’re not using C. We’re going Python. And second thing, don’t judge the informal style of the texts. We all should enjoy programming and doing “stuff”.</text:p>
      <text:h text:style-name="P1" text:outline-level="1">Archives</text:h>
      <text:p text:style-name="P3"/>
      <text:p text:style-name="P4">You will be able to find the unfinished C Code in a separate folder. (and maybe fix it and start a community project “BruteCrack in C” or what so ever)</text:p>
      <text:p text:style-name="P4"/>
      <text:h text:style-name="P1" text:outline-level="1">Documentation</text:h>
      <text:p text:style-name="P3"/>
      <text:p text:style-name="P2">Ah yes, this is just a cheesy read-me file. But a full documentation will be published as soon as we finished the code.</text:p>
      <text:p text:style-name="P2"/>
      <text:h text:style-name="P1" text:outline-level="1">Comment in codes, please…</text:h>
      <text:p text:style-name="P3"/>
      <text:p text:style-name="P2">I got u, don’t worry. Almost every line of code is commented. (It’s your thing to understand them correctly, but just be satisfied that you have got comments at all)</text:p>
      <text:p text:style-name="P2"/>
      <text:h text:style-name="P1" text:outline-level="1">Donations</text:h>
      <text:p text:style-name="P3"/>
      <text:p text:style-name="P2">Yes, I need some more pocket money. (Btw this repository is maintained by two… young students (Mark, Zhengli (me)))</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ok"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 fo:font-family="'Liberation Sans'" style:font-style-name="Book" style:font-family-generic="swiss" style:font-pitch="variable" fo:font-weight="0"/>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8:27:03.409448259</meta:creation-date>
    <dc:date>2021-12-10T18:40:26.758573114</dc:date>
    <meta:editing-duration>PT3S</meta:editing-duration>
    <meta:editing-cycles>1</meta:editing-cycles>
    <meta:document-statistic meta:table-count="0" meta:image-count="0" meta:object-count="0" meta:page-count="1" meta:paragraph-count="10" meta:word-count="146" meta:character-count="816" meta:non-whitespace-character-count="680"/>
    <meta:generator>LibreOffice/6.4.7.2$Linux_X86_64 LibreOffice_project/40$Build-2</meta:generator>
  </office:meta>
</office:document-meta>
</file>